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 style:data-style-name="N33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Dados O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úmero de Casos</text:p>
          </table:table-cell>
          <table:table-cell table:style-name="ce1" office:value-type="string" calcext:value-type="string">
            <text:p>Número de Óbitos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Sul</text:p>
          </table:table-cell>
          <table:table-cell office:value-type="string" calcext:value-type="string">
            <text:p>Rio Grande do Sul</text:p>
          </table:table-cell>
          <table:table-cell office:value-type="float" office:value="485757" calcext:value-type="float">
            <text:p>485757</text:p>
          </table:table-cell>
          <table:table-cell office:value-type="float" office:value="9619" calcext:value-type="float">
            <text:p>9619</text:p>
          </table:table-cell>
          <table:table-cell/>
          <table:table-cell table:style-name="ce3"/>
          <table:table-cell table:style-name="ce4" table:number-columns-repeated="2"/>
        </table:table-row>
        <table:table-row table:style-name="ro1">
          <table:covered-table-cell/>
          <table:table-cell office:value-type="string" calcext:value-type="string">
            <text:p>Paraná</text:p>
          </table:table-cell>
          <table:table-cell office:value-type="float" office:value="486349" calcext:value-type="float">
            <text:p>486349</text:p>
          </table:table-cell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anta Catarina</text:p>
          </table:table-cell>
          <table:table-cell office:value-type="float" office:value="526024" calcext:value-type="float">
            <text:p>526024</text:p>
          </table:table-cell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Centro-Oeste</text:p>
          </table:table-cell>
          <table:table-cell office:value-type="string" calcext:value-type="string">
            <text:p>Goiás</text:p>
          </table:table-cell>
          <table:table-cell office:value-type="float" office:value="320782" calcext:value-type="float">
            <text:p>320782</text:p>
          </table:table-cell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ato Grosso</text:p>
          </table:table-cell>
          <table:table-cell office:value-type="float" office:value="191315" calcext:value-type="float">
            <text:p>191315</text:p>
          </table:table-cell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ato Grosso do Sul</text:p>
          </table:table-cell>
          <table:table-cell office:value-type="float" office:value="145048" calcext:value-type="float">
            <text:p>145048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istrito Federal</text:p>
          </table:table-cell>
          <table:table-cell office:value-type="float" office:value="260797" calcext:value-type="float">
            <text:p>260797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7">
            <text:p>Norte</text:p>
          </table:table-cell>
          <table:table-cell office:value-type="string" calcext:value-type="string">
            <text:p>Amapá</text:p>
          </table:table-cell>
          <table:table-cell office:value-type="float" office:value="71689" calcext:value-type="float">
            <text:p>71689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oraima</text:p>
          </table:table-cell>
          <table:table-cell office:value-type="float" office:value="69888" calcext:value-type="float">
            <text:p>69888</text:p>
          </table:table-cell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ará</text:p>
          </table:table-cell>
          <table:table-cell office:value-type="float" office:value="303512" calcext:value-type="float">
            <text:p>303512</text:p>
          </table:table-cell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re</text:p>
          </table:table-cell>
          <table:table-cell office:value-type="float" office:value="43432" calcext:value-type="float">
            <text:p>43432</text:p>
          </table:table-cell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ondônia</text:p>
          </table:table-cell>
          <table:table-cell office:value-type="float" office:value="103798" calcext:value-type="float">
            <text:p>103798</text:p>
          </table:table-cell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mazonas</text:p>
          </table:table-cell>
          <table:table-cell office:value-type="float" office:value="218070" calcext:value-type="float">
            <text:p>218070</text:p>
          </table:table-cell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cantins</text:p>
          </table:table-cell>
          <table:table-cell office:value-type="float" office:value="93895" calcext:value-type="float">
            <text:p>93895</text:p>
          </table:table-cell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9">
            <text:p>Nordeste</text:p>
          </table:table-cell>
          <table:table-cell office:value-type="string" calcext:value-type="string">
            <text:p>Alagoas</text:p>
          </table:table-cell>
          <table:table-cell office:value-type="float" office:value="109319" calcext:value-type="float">
            <text:p>109319</text:p>
          </table:table-cell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ernambuco</text:p>
          </table:table-cell>
          <table:table-cell office:value-type="float" office:value="234238" calcext:value-type="float">
            <text:p>234238</text:p>
          </table:table-cell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io Grande do Norte</text:p>
          </table:table-cell>
          <table:table-cell office:value-type="float" office:value="125338" calcext:value-type="float">
            <text:p>125338</text:p>
          </table:table-cell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aranhão</text:p>
          </table:table-cell>
          <table:table-cell office:value-type="float" office:value="202314" calcext:value-type="float">
            <text:p>202314</text:p>
          </table:table-cell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rgipe</text:p>
          </table:table-cell>
          <table:table-cell office:value-type="float" office:value="124276" calcext:value-type="float">
            <text:p>124276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iauí</text:p>
          </table:table-cell>
          <table:table-cell office:value-type="float" office:value="148032" calcext:value-type="float">
            <text:p>148032</text:p>
          </table:table-cell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ahia</text:p>
          </table:table-cell>
          <table:table-cell office:value-type="float" office:value="515861" calcext:value-type="float">
            <text:p>515861</text:p>
          </table:table-cell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araíba</text:p>
          </table:table-cell>
          <table:table-cell office:value-type="float" office:value="173518" calcext:value-type="float">
            <text:p>173518</text:p>
          </table:table-cell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eará</text:p>
          </table:table-cell>
          <table:table-cell office:value-type="float" office:value="345235" calcext:value-type="float">
            <text:p>345235</text:p>
          </table:table-cell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Sudeste</text:p>
          </table:table-cell>
          <table:table-cell office:value-type="string" calcext:value-type="string">
            <text:p>Espírito Santo</text:p>
          </table:table-cell>
          <table:table-cell office:value-type="float" office:value="267323" calcext:value-type="float">
            <text:p>267323</text:p>
          </table:table-cell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ão Paulo</text:p>
          </table:table-cell>
          <table:table-cell office:value-type="float" office:value="1561844" calcext:value-type="float">
            <text:p>1561844</text:p>
          </table:table-cell>
          <table:table-cell office:value-type="float" office:value="48662" calcext:value-type="float">
            <text:p>486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io de Janeiro</text:p>
          </table:table-cell>
          <table:table-cell office:value-type="float" office:value="465150" calcext:value-type="float">
            <text:p>465150</text:p>
          </table:table-cell>
          <table:table-cell office:value-type="float" office:value="26976" calcext:value-type="float">
            <text:p>269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inas Gerais</text:p>
          </table:table-cell>
          <table:table-cell office:value-type="float" office:value="602833" calcext:value-type="float">
            <text:p>602833</text:p>
          </table:table-cell>
          <table:table-cell office:value-type="float" office:value="12750" calcext:value-type="float">
            <text:p>12750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</table:table>
      <table:table table:name="Dados Portal Transparência" table:style-name="ta1">
        <table:table-column table:style-name="co5" table:number-columns-repeated="9" table:default-cell-style-name="ce6"/>
        <table:table-row table:style-name="ro3">
          <table:table-cell table:style-name="ce5" office:value-type="string" calcext:value-type="string" table:number-columns-spanned="9" table:number-rows-spanned="1">
            <text:p>Óbitos com suspeita ou confirmação de COVID de 24 a 31 de maio de 2021</text:p>
          </table:table-cell>
          <table:covered-table-cell table:number-columns-repeated="8" table:style-name="ce7"/>
        </table:table-row>
        <table:table-row table:style-name="ro3">
          <table:table-cell/>
          <table:table-cell table:style-name="ce8" office:value-type="date" office:date-value="2021-05-24" calcext:value-type="date">
            <text:p>24/mai</text:p>
          </table:table-cell>
          <table:table-cell table:style-name="ce8" office:value-type="date" office:date-value="2021-05-25" calcext:value-type="date">
            <text:p>25/mai</text:p>
          </table:table-cell>
          <table:table-cell table:style-name="ce8" office:value-type="date" office:date-value="2021-05-26" calcext:value-type="date">
            <text:p>26/mai</text:p>
          </table:table-cell>
          <table:table-cell table:style-name="ce8" office:value-type="date" office:date-value="2021-05-27" calcext:value-type="date">
            <text:p>27/mai</text:p>
          </table:table-cell>
          <table:table-cell table:style-name="ce8" office:value-type="date" office:date-value="2021-05-28" calcext:value-type="date">
            <text:p>28/mai</text:p>
          </table:table-cell>
          <table:table-cell table:style-name="ce8" office:value-type="date" office:date-value="2021-05-29" calcext:value-type="date">
            <text:p>29/mai</text:p>
          </table:table-cell>
          <table:table-cell table:style-name="ce8" office:value-type="date" office:date-value="2021-05-30" calcext:value-type="date">
            <text:p>30/mai</text:p>
          </table:table-cell>
          <table:table-cell table:style-name="ce8" office:value-type="date" office:date-value="2021-05-31" calcext:value-type="date">
            <text:p>31/mai</text:p>
          </table:table-cell>
        </table:table-row>
        <table:table-row table:style-name="ro3">
          <table:table-cell office:value-type="string" calcext:value-type="string">
            <text:p>MG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E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Praticando" table:style-name="ta1">
        <table:table-column table:style-name="co5" table:number-columns-repeated="4" table:default-cell-style-name="Default"/>
        <table:table-column table:style-name="co8" table:default-cell-style-name="Default"/>
        <table:table-row table:style-name="ro3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Peso</text:p>
          </table:table-cell>
          <table:table-cell table:style-name="ce9" office:value-type="string" calcext:value-type="string">
            <text:p>Altura</text:p>
          </table:table-cell>
          <table:table-cell table:style-name="ce9" office:value-type="string" calcext:value-type="string">
            <text:p>Idade</text:p>
          </table:table-cell>
          <table:table-cell table:style-name="ce9" office:value-type="string" calcext:value-type="string">
            <text:p>Cor Preferida</text:p>
          </table:table-cell>
        </table:table-row>
        <table:table-row table:style-name="ro3">
          <table:table-cell table:style-name="ce10" office:value-type="string" calcext:value-type="string">
            <text:p>Marcia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zul</text:p>
          </table:table-cell>
        </table:table-row>
        <table:table-row table:style-name="ro3">
          <table:table-cell table:style-name="ce10" office:value-type="string" calcext:value-type="string">
            <text:p>Pedro</text:p>
          </table:table-cell>
          <table:table-cell table:style-name="ce10" office:value-type="float" office:value="74.5" calcext:value-type="float">
            <text:p>74,5</text:p>
          </table:table-cell>
          <table:table-cell table:style-name="ce10" office:value-type="float" office:value="1.76" calcext:value-type="float">
            <text:p>1,7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reto</text:p>
          </table:table-cell>
        </table:table-row>
        <table:table-row table:style-name="ro3">
          <table:table-cell table:style-name="ce10" office:value-type="string" calcext:value-type="string">
            <text:p>José</text:p>
          </table:table-cell>
          <table:table-cell table:style-name="ce10" office:value-type="float" office:value="81.2" calcext:value-type="float">
            <text:p>81,2</text:p>
          </table:table-cell>
          <table:table-cell table:style-name="ce10" office:value-type="float" office:value="1.84" calcext:value-type="float">
            <text:p>1,8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Vermelho</text:p>
          </table:table-cell>
        </table:table-row>
        <table:table-row table:style-name="ro3">
          <table:table-cell table:style-name="ce10" office:value-type="string" calcext:value-type="string">
            <text:p>Camila</text:p>
          </table:table-cell>
          <table:table-cell table:style-name="ce10" office:value-type="float" office:value="67.8" calcext:value-type="float">
            <text:p>67,8</text:p>
          </table:table-cell>
          <table:table-cell table:style-name="ce10" office:value-type="float" office:value="1.59" calcext:value-type="float">
            <text:p>1,5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zul</text:p>
          </table:table-cell>
        </table:table-row>
        <table:table-row table:style-name="ro3">
          <table:table-cell table:style-name="ce11" office:value-type="string" calcext:value-type="string">
            <text:p>Carlos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.55" calcext:value-type="float">
            <text:p>1,55</text:p>
          </table:table-cell>
          <table:table-cell table:style-name="ce11" office:value-type="float" office:value="23" calcext:value-type="float">
            <text:p>23</text:p>
          </table:table-cell>
          <table:table-cell table:style-name="ce10" office:value-type="string" calcext:value-type="string">
            <text:p>Rosa</text:p>
          </table:table-cell>
        </table:table-row>
        <table:table-row table:style-name="ro3" table:number-rows-repeated="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5">
      <style:page-layout-properties fo:margin-top="2cm" fo:margin-bottom="2cm" fo:margin-left="1.3cm" fo:margin-right="1.3cm" style:first-page-number="continue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_20_temporais" style:display-name="PageStyle_dados temporai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_20_COvid" style:display-name="PageStyle_Dados COvi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dos_20_COvid_20_1" style:display-name="PageStyle_Dados COvid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ilha4" style:display-name="PageStyle_Planilha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07:58:58.916000000</meta:creation-date>
    <dc:date>2021-07-14T09:45:09.930000000</dc:date>
    <meta:editing-duration>PT35M9S</meta:editing-duration>
    <meta:editing-cycles>2</meta:editing-cycles>
    <meta:generator>LibreOffice/7.1.4.2$Windows_X86_64 LibreOffice_project/a529a4fab45b75fefc5b6226684193eb000654f6</meta:generator>
    <meta:document-statistic meta:table-count="3" meta:cell-count="165" meta:object-count="0"/>
  </office:meta>
</office:document-meta>
</file>